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2C0000012C0324A43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8285in" style:rel-column-width="57074*"/>
    </style:style>
    <style:style style:name="Table1.B" style:family="table-column">
      <style:table-column-properties style:column-width="0.8639in" style:rel-column-width="846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 style:data-style-name="N100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monofur"/>
    </style:style>
    <style:style style:name="P2" style:family="paragraph" style:parent-style-name="Table_20_Contents">
      <style:paragraph-properties fo:text-align="end" style:justify-single-word="false"/>
      <style:text-properties style:font-name="monofu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variant="small-caps" style:font-name="monofu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monofur"/>
    </style:style>
    <style:style style:name="P6" style:family="paragraph" style:parent-style-name="Standard">
      <style:paragraph-properties fo:text-align="end" style:justify-single-word="false"/>
      <style:text-properties style:font-name="monofur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monofur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ofur"/>
    </style:style>
    <style:style style:name="P9" style:family="paragraph" style:parent-style-name="Standard">
      <style:paragraph-properties fo:text-align="center" style:justify-single-word="false"/>
      <style:text-properties style:font-name="monofur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2.0409in" svg:height="2.0409in" draw:z-index="0"><draw:image xlink:href="Pictures/10000201000012C0000012C0324A439C.png" xlink:type="simple" xlink:show="embed" xlink:actuate="onLoad"/></draw:frame></text:p>
      <text:p text:style-name="P5"/>
      <text:p text:style-name="P6">ZEN CENTER</text:p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9"/>
      <text:p text:style-name="P9">2008-03-02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Donation to Zen center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3">Total</text:p>
          </table:table-cell>
          <table:table-cell table:style-name="Table1.B2" office:value-type="string" office:value="50 USD">
            <text:p text:style-name="P2">50 US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Nicolas Evrard</meta:initial-creator>
    <meta:creation-date>2008-07-03T13:18:31</meta:creation-date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5" meta:word-count="6" meta:character-count="109" meta:non-whitespace-character-count="108"/>
    <meta:user-defined meta:name="Info 1"/>
    <meta:user-defined meta:name="Info 2"/>
    <meta:user-defined meta:name="Info 3"/>
    <meta:user-defined meta:name="Info 4"/>
  </office:meta>
</office:document-meta>
</file>